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-linejoin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.27cm" svg:height="1.27cm" svg:x="1.522cm" svg:y="24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measurelines" svg:width="5.692cm" svg:height="0.962cm" svg:x="1.499cm" svg:y="25.683cm">
          <draw:text-box>
            <text:p><text:span text:style-name="T1">1 inch^2 reference</text:span></text:p>
          </draw:text-box>
        </draw:frame>
        <draw:g>
          <draw:custom-shape draw:style-name="gr3" draw:text-style-name="P1" draw:layer="measurelines" svg:width="8.89cm" svg:height="22.86cm" svg:x="1.245cm" svg:y="1.191cm">
            <text:p/>
            <draw:enhanced-geometry svg:viewBox="0 0 21600 21600" draw:extrusion="false" draw:type="rectangle" draw:enhanced-path="M 0 0 L 21600 0 21600 21600 0 21600 0 0 Z N"/>
          </draw:custom-shape>
          <draw:custom-shape draw:style-name="gr3" draw:text-style-name="P1" draw:layer="layout" svg:width="0.33cm" svg:height="0.33cm" svg:x="4.581cm" svg:y="2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3cm" svg:x="7.18cm" svg:y="23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3cm" svg:x="4.563cm" svg:y="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3cm" svg:x="7.162cm" svg:y="1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layer="layout" svg:width="6.632cm" svg:height="0.962cm" svg:x="10.389cm" svg:y="1.426cm">
          <draw:text-box>
            <text:p>x3 in 1/4” clear acrylic</text:p>
          </draw:text-box>
        </draw:frame>
      </draw:page>
      <draw:page draw:name="page2" draw:style-name="dp1" draw:master-page-name="Default">
        <draw:custom-shape draw:style-name="gr1" draw:text-style-name="P1" draw:layer="layout" svg:width="1.27cm" svg:height="1.27cm" svg:x="1.522cm" svg:y="2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692cm" svg:height="0.962cm" svg:x="1.395cm" svg:y="25.556cm">
          <draw:text-box>
            <text:p>1 inch^2 reference</text:p>
          </draw:text-box>
        </draw:frame>
        <draw:g>
          <draw:g>
            <draw:polygon draw:style-name="gr4" draw:text-style-name="P1" draw:layer="layout" svg:width="12.724cm" svg:height="15.239cm" svg:x="1.191cm" svg:y="1.207cm" svg:viewBox="0 0 12725 15240" draw:points="0,15240 0,0 9545,0 12725,3683 12725,15240">
              <text:p/>
            </draw:polygon>
            <draw:g>
              <draw:g>
                <draw:path draw:style-name="gr5" draw:text-style-name="P1" draw:layer="layout" svg:width="0.345cm" svg:height="0.331cm" svg:x="5.526cm" svg:y="1.793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  <draw:path draw:style-name="gr5" draw:text-style-name="P1" draw:layer="layout" svg:width="0.345cm" svg:height="0.331cm" svg:x="8.125cm" svg:y="1.792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</draw:g>
              <draw:g>
                <draw:path draw:style-name="gr5" draw:text-style-name="P1" draw:layer="layout" svg:width="0.345cm" svg:height="0.331cm" svg:x="5.526cm" svg:y="15.593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  <draw:path draw:style-name="gr5" draw:text-style-name="P1" draw:layer="layout" svg:width="0.345cm" svg:height="0.331cm" svg:x="8.125cm" svg:y="15.592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</draw:g>
              <draw:g>
                <draw:path draw:style-name="gr5" draw:text-style-name="P1" draw:layer="layout" svg:width="0.345cm" svg:height="0.331cm" draw:transform="rotate (-1.57376338652329) translate (13.3563696934632cm 7.54053165253271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  <draw:path draw:style-name="gr5" draw:text-style-name="P1" draw:layer="layout" svg:width="0.345cm" svg:height="0.331cm" draw:transform="rotate (-1.57376338652329) translate (13.3496583121419cm 10.1395231795217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</draw:g>
            </draw:g>
          </draw:g>
          <draw:g>
            <draw:g>
              <draw:path draw:style-name="gr5" draw:text-style-name="P1" draw:layer="layout" svg:width="0.263cm" svg:height="0.252cm" draw:transform="rotate (-1.57481058407448) translate (7.72662564115353cm 2.4386597295316cm)" svg:viewBox="0 0 264 253" svg:d="m138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38 1zm253 252z">
                <text:p/>
              </draw:path>
              <draw:path draw:style-name="gr5" draw:text-style-name="P1" draw:layer="layout" svg:width="0.263cm" svg:height="0.252cm" draw:transform="rotate (-1.57481058407448) translate (7.72151393472921cm 15.0523154668078cm)" svg:viewBox="0 0 264 253" svg:d="m138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38 1zm253 252z">
                <text:p/>
              </draw:path>
            </draw:g>
            <draw:g>
              <draw:path draw:style-name="gr5" draw:text-style-name="P1" draw:layer="layout" svg:width="0.263cm" svg:height="0.252cm" draw:transform="rotate (-1.57481058407448) translate (11.2787679273246cm 2.43764387404529cm)" svg:viewBox="0 0 264 253" svg:d="m138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38 1zm253 252z">
                <text:p/>
              </draw:path>
              <draw:path draw:style-name="gr5" draw:text-style-name="P1" draw:layer="layout" svg:width="0.263cm" svg:height="0.252cm" draw:transform="rotate (-1.57481058407448) translate (11.2736562209003cm 15.0512996113215cm)" svg:viewBox="0 0 264 253" svg:d="m138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38 1zm253 252z">
                <text:p/>
              </draw:path>
            </draw:g>
          </draw:g>
        </draw:g>
        <draw:frame draw:style-name="gr2" draw:layer="layout" svg:width="6.632cm" svg:height="0.962cm" svg:x="13.028cm" svg:y="1.934cm">
          <draw:text-box>
            <text:p>x1 in 1/4” clear acrylic</text:p>
          </draw:text-box>
        </draw:frame>
      </draw:page>
      <draw:page draw:name="page3" draw:style-name="dp1" draw:master-page-name="Default">
        <draw:custom-shape draw:style-name="gr1" draw:text-style-name="P1" draw:layer="layout" svg:width="1.27cm" svg:height="1.27cm" svg:x="1.522cm" svg:y="2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692cm" svg:height="0.962cm" svg:x="1.395cm" svg:y="25.556cm">
          <draw:text-box>
            <text:p>1 inch^2 reference</text:p>
          </draw:text-box>
        </draw:frame>
        <draw:g>
          <draw:g>
            <draw:custom-shape draw:style-name="gr3" draw:text-style-name="P1" draw:layer="layout" svg:width="12.7cm" svg:height="15.24cm" svg:x="1.28cm" svg:y="1.226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path draw:style-name="gr5" draw:text-style-name="P1" draw:layer="layout" svg:width="0.345cm" svg:height="0.331cm" svg:x="5.662cm" svg:y="1.792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  <text:p/>
                  </draw:path>
                  <draw:path draw:style-name="gr5" draw:text-style-name="P1" draw:layer="layout" svg:width="0.345cm" svg:height="0.331cm" svg:x="8.261cm" svg:y="1.791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  <text:p/>
                  </draw:path>
                </draw:g>
                <draw:g>
                  <draw:path draw:style-name="gr5" draw:text-style-name="P1" draw:layer="layout" svg:width="0.345cm" svg:height="0.331cm" svg:x="5.662cm" svg:y="15.592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  <text:p/>
                  </draw:path>
                  <draw:path draw:style-name="gr5" draw:text-style-name="P1" draw:layer="layout" svg:width="0.345cm" svg:height="0.331cm" svg:x="8.261cm" svg:y="15.591cm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  <text:p/>
                  </draw:path>
                </draw:g>
              </draw:g>
              <draw:g>
                <draw:path draw:style-name="gr5" draw:text-style-name="P1" draw:layer="layout" svg:width="0.345cm" svg:height="0.331cm" draw:transform="rotate (-1.57376338652329) translate (13.4913696934632cm 7.53953165253271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  <draw:path draw:style-name="gr5" draw:text-style-name="P1" draw:layer="layout" svg:width="0.345cm" svg:height="0.331cm" draw:transform="rotate (-1.57376338652329) translate (13.4846583121419cm 10.1385231795217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    <text:p/>
                </draw:path>
              </draw:g>
            </draw:g>
          </draw:g>
          <draw:g>
            <draw:path draw:style-name="gr5" draw:text-style-name="P1" draw:layer="layout" svg:width="0.345cm" svg:height="0.331cm" draw:transform="rotate (-1.57376338652329) translate (4.69036913430426cm 4.62053214159909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<text:p/>
            </draw:path>
            <draw:path draw:style-name="gr5" draw:text-style-name="P1" draw:layer="layout" svg:width="0.345cm" svg:height="0.331cm" draw:transform="rotate (-1.57376338652329) translate (4.68365775298296cm 12.9108828861098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<text:p/>
            </draw:path>
            <draw:path draw:style-name="gr5" draw:text-style-name="P1" draw:layer="layout" svg:width="0.345cm" svg:height="0.331cm" draw:transform="rotate (-1.57376338652329) translate (2.1903696934632cm 4.61953165253271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<text:p/>
            </draw:path>
            <draw:path draw:style-name="gr5" draw:text-style-name="P1" draw:layer="layout" svg:width="0.345cm" svg:height="0.331cm" draw:transform="rotate (-1.57376338652329) translate (2.1836583121419cm 12.9185231795217cm)" svg:viewBox="0 0 346 332" svg:d="m181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81 1zm331 331z">
              <text:p/>
            </draw:path>
          </draw:g>
        </draw:g>
        <draw:frame draw:style-name="gr2" draw:layer="layout" svg:width="6.632cm" svg:height="0.962cm" svg:x="14.072cm" svg:y="1.372cm">
          <draw:text-box>
            <text:p>x1 in 1/4” clear acryl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Berger</meta:initial-creator>
    <meta:creation-date>2013-04-30T11:05:18</meta:creation-date>
    <dc:date>2013-05-02T11:46:55</dc:date>
    <dc:creator>Karl Berger</dc:creator>
    <meta:editing-duration>PT42M48S</meta:editing-duration>
    <meta:editing-cycles>5</meta:editing-cycles>
    <meta:generator>LibreOffice/3.5$Linux_x86 LibreOffice_project/350m1$Build-2</meta:generator>
    <meta:document-statistic meta:object-count="54"/>
  </office:meta>
</office:document-meta>
</file>